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MessageBrokerConfigurationSupportTests.clientInboundChannelSend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ebSocketMessageBrokerConfigurationSupportTests.clientOutbound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SocketHandlerDecoratorConfig.afterConnectionEstablished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MessageBrokerConfigurationSupportTests.broker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SocketMessageBrokerConfigurationSupportTests.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ontroller.handl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MessageBrokerConfigurationSupportTests.webSocketMessageBroker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ChannelConfig.brokerChannel( AbstractSubscribableChannel clientInboundChannel , AbstractSubscribableChannel clientOutboundChannel , TaskExecutor brokerChannel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ocketMessageBrokerConfigurationSupportTests.task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SocketHandlerDecoratorConfig.configureWebSocketTransport( WebSocketTransportRegistration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Configurer.configureWebSocketTransport( WebSocketTransportRegistration regist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SocketHandlerDecoratorConfig.registerStompEndpoints( StompEndpoint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figurer.configureMessageBroker( MessageBrok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onfigurer.subscription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figurer.registerStompEndpoints( StompEndpoint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handleSubscrib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MessageBrokerConfigurationSupportTests.webSocke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SocketMessageBrokerConfigurationSupportTests.createContext( Class &lt; ? &gt; ... config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hannel.sendInternal( Message &lt; ? &gt; message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hannelConfig.clientInboundChannel( TaskExecutor clientInboundChannel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hannelConfig.clientOutboundChannel( TaskExecutor clientOutboundChannel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ocketMessageBrokerConfigurationSupportTests.webSocketHandler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